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CREATE DATABASE EDITORA;<text:line-break/>USE EDITORA;<text:line-break/><text:line-break/>CREATE TABLE AUTOR (<text:line-break/>COD_AUTOR INT UNSIGNED NOT NULL <text:s/>auto_increment,<text:line-break/>NOME_AUTOR VARCHAR(100),<text:line-break/>CPF CHAR(11),<text:line-break/>RG VARCHAR(20),<text:line-break/>PRIMARY KEY (COD_AUTOR)<text:line-break/>);<text:line-break/><text:line-break/>CREATE TABLE LIVRO (<text:line-break/>ID_LIVRO INT UNSIGNED NOT NULL <text:s/>auto_increment,<text:line-break/>TITULO VARCHAR (200),<text:line-break/>ANO_PUBLICAÇÃO DATE,<text:line-break/>PRIMARY KEY (ID_LIVRO)<text:line-break/>);<text:line-break/><text:line-break/>CREATE TABLE AUTOR_LIVRO (<text:line-break/>COD_AUTOR INT UNSIGNED NOT NULL ,<text:line-break/>ID_LIVRO INT UNSIGNED NOT NULL ,<text:line-break/>PRIMARY KEY ( ID_LIVRO,COD_AUTOR),<text:line-break/>FOREIGN KEY (COD_AUTOR) REFERENCES AUTOR (COD_AUTOR),<text:line-break/>FOREIGN KEY (ID_LIVRO) REFERENCES LIVRO (ID_LIVRO)<text:line-break/>)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6:55:28.767000000</meta:creation-date>
    <dc:date>2025-02-05T16:56:23.832000000</dc:date>
    <meta:editing-duration>PT55S</meta:editing-duration>
    <meta:editing-cycles>1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" meta:word-count="77" meta:character-count="569" meta:non-whitespace-character-count="486"/>
  </office:meta>
</office:document-meta>
</file>